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NUAL DEL PROGRAMADOR</text:p>
      <text:p text:style-name="Standard"/>
      <text:list xml:id="list831733103643529661" text:style-name="L2">
        <text:list-item>
          <text:p text:style-name="P2">Al instalar la base de datos deberá asegurarse que las funicones y triggers diseñadas sean aplicadas en el sistema anfitrión. </text:p>
        </text:list-item>
      </text:list>
      <text:list xml:id="list8944768051353088131" text:style-name="L1">
        <text:list-item>
          <text:p text:style-name="P1">Se debe realizar la creacion, y porterior otorgamiento de sus permisos al usuario de la base de datos diseñado para la aplicación BIKE inventory.</text:p>
        </text:list-item>
        <text:list-item>
          <text:p text:style-name="P1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guel </meta:initial-creator>
    <meta:creation-date>2015-11-03T22:43:38.31</meta:creation-date>
    <meta:document-statistic meta:table-count="0" meta:image-count="0" meta:object-count="0" meta:page-count="1" meta:paragraph-count="3" meta:word-count="49" meta:character-count="295"/>
    <dc:date>2015-11-03T22:52:44.36</dc:date>
    <dc:creator>miguel </dc:creator>
    <meta:editing-duration>PT9M7S</meta:editing-duration>
    <meta:editing-cycles>1</meta:editing-cycles>
    <meta:generator>OpenOffice/4.1.1$Win32 OpenOffice.org_project/411m6$Build-9775</meta:generator>
  </office:meta>
</office:document-meta>
</file>